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content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Normal" style:font-family-generic="roman" style:font-pitch="variable"/>
    <style:font-face style:name="Times New Roman3" svg:font-family="'Times New Roman'" style:font-adornments="Normal" style:font-family-generic="roman"/>
  </office:font-face-decls>
  <office:automatic-styles>
    <style:style style:name="P1" style:family="paragraph" style:parent-style-name="Standard">
      <style:text-properties style:use-window-font-color="true" loext:opacity="0%" style:font-name="Times New Roman" fo:font-size="18pt" officeooo:rsid="004c98b2"/>
    </style:style>
    <style:style style:name="P2" style:family="paragraph" style:parent-style-name="Standard">
      <style:text-properties officeooo:rsid="0065b295" officeooo:paragraph-rsid="0066dcad"/>
    </style:style>
    <style:style style:name="P3" style:family="paragraph" style:parent-style-name="Standard">
      <style:text-properties fo:font-weight="bold" officeooo:paragraph-rsid="0069f996" style:font-weight-asian="bold" style:font-weight-complex="bold"/>
    </style:style>
    <style:style style:name="P4" style:family="paragraph" style:parent-style-name="Standard">
      <style:text-properties fo:font-weight="bold" officeooo:paragraph-rsid="006cc137" style:font-weight-asian="bold" style:font-weight-complex="bold"/>
    </style:style>
    <style:style style:name="P5" style:family="paragraph" style:parent-style-name="Standard">
      <style:text-properties officeooo:paragraph-rsid="00687a85"/>
    </style:style>
    <style:style style:name="P6" style:family="paragraph" style:parent-style-name="tfCours">
      <style:text-properties officeooo:paragraph-rsid="00687a85"/>
    </style:style>
    <style:style style:name="P7" style:family="paragraph" style:parent-style-name="Standard">
      <style:paragraph-properties fo:line-height="150%"/>
      <style:text-properties officeooo:paragraph-rsid="0069f996"/>
    </style:style>
    <style:style style:name="P8" style:family="paragraph" style:parent-style-name="Standard">
      <style:paragraph-properties fo:line-height="150%"/>
      <style:text-properties officeooo:paragraph-rsid="006cc137"/>
    </style:style>
    <style:style style:name="P9" style:family="paragraph" style:parent-style-name="Standard">
      <style:text-properties officeooo:paragraph-rsid="0069f996"/>
    </style:style>
    <style:style style:name="P10" style:family="paragraph" style:parent-style-name="Standard">
      <style:paragraph-properties fo:line-height="150%"/>
      <style:text-properties officeooo:rsid="0069f996" officeooo:paragraph-rsid="0069f996"/>
    </style:style>
    <style:style style:name="P11" style:family="paragraph" style:parent-style-name="Standard">
      <style:paragraph-properties fo:text-align="center" style:justify-single-word="false"/>
      <style:text-properties officeooo:paragraph-rsid="0069f996"/>
    </style:style>
    <style:style style:name="P12" style:family="paragraph" style:parent-style-name="Standard">
      <style:text-properties officeooo:paragraph-rsid="006cc137"/>
    </style:style>
    <style:style style:name="P13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65b295" officeooo:paragraph-rsid="0029ba73" style:font-size-asian="20pt" style:font-weight-asian="bold" style:font-size-complex="20pt" style:font-weight-complex="bold"/>
    </style:style>
    <style:style style:name="P14" style:family="paragraph" style:parent-style-name="Standard">
      <style:text-properties fo:font-weight="bold" officeooo:rsid="0065b295" officeooo:paragraph-rsid="0066dcad" style:font-weight-asian="bold" style:font-weight-complex="bold"/>
    </style:style>
    <style:style style:name="P15" style:family="paragraph" style:parent-style-name="Standard">
      <style:text-properties fo:font-weight="bold" officeooo:rsid="0069f996" officeooo:paragraph-rsid="0069f996" style:font-weight-asian="bold" style:font-weight-complex="bold"/>
    </style:style>
    <style:style style:name="P16" style:family="paragraph" style:parent-style-name="Standard">
      <style:text-properties fo:font-weight="bold" officeooo:rsid="006cc137" officeooo:paragraph-rsid="006cc137" style:font-weight-asian="bold" style:font-weight-complex="bold"/>
    </style:style>
    <style:style style:name="P17" style:family="paragraph" style:parent-style-name="Standard">
      <style:text-properties fo:font-size="18pt" officeooo:rsid="0066dcad" officeooo:paragraph-rsid="0066dcad"/>
    </style:style>
    <style:style style:name="P18" style:family="paragraph" style:parent-style-name="Standard">
      <style:text-properties fo:font-size="18pt" fo:font-weight="bold" officeooo:rsid="0066dcad" officeooo:paragraph-rsid="0066dcad" style:font-weight-asian="bold" style:font-weight-complex="bold"/>
    </style:style>
    <style:style style:name="P19" style:family="paragraph" style:parent-style-name="Standard">
      <style:text-properties fo:font-size="18pt" officeooo:rsid="0069f996" officeooo:paragraph-rsid="0069f996"/>
    </style:style>
    <style:style style:name="P20" style:family="paragraph" style:parent-style-name="Standard" style:list-style-name="tfPuce">
      <style:paragraph-properties fo:line-height="150%"/>
      <style:text-properties officeooo:paragraph-rsid="0066dcad"/>
    </style:style>
    <style:style style:name="P21" style:family="paragraph" style:parent-style-name="Standard" style:list-style-name="tfPuce">
      <style:paragraph-properties fo:line-height="150%">
        <style:tab-stops>
          <style:tab-stop style:position="2.499cm"/>
        </style:tab-stops>
      </style:paragraph-properties>
      <style:text-properties officeooo:paragraph-rsid="00687a85"/>
    </style:style>
    <style:style style:name="P22" style:family="paragraph" style:parent-style-name="Standard" style:list-style-name="tfPuce">
      <style:paragraph-properties fo:line-height="150%">
        <style:tab-stops>
          <style:tab-stop style:position="7.091cm"/>
          <style:tab-stop style:position="12.488cm" style:type="center"/>
        </style:tab-stops>
      </style:paragraph-properties>
      <style:text-properties officeooo:paragraph-rsid="00687a85"/>
    </style:style>
    <style:style style:name="P23" style:family="paragraph" style:parent-style-name="Standard" style:list-style-name="tfPuce">
      <style:paragraph-properties fo:line-height="150%">
        <style:tab-stops>
          <style:tab-stop style:position="2.499cm"/>
        </style:tab-stops>
      </style:paragraph-properties>
      <style:text-properties officeooo:rsid="00687a85" officeooo:paragraph-rsid="00687a85"/>
    </style:style>
    <style:style style:name="P24" style:family="paragraph" style:parent-style-name="tfTitre_20_I_29_">
      <style:text-properties fo:text-transform="uppercase" style:font-name="Arial1" fo:font-size="22pt" fo:font-style="italic" fo:font-weight="bold" officeooo:rsid="0065b295" officeooo:paragraph-rsid="0065b295" style:font-size-asian="20pt" style:font-weight-asian="bold" style:font-size-complex="20pt" style:font-weight-complex="bold"/>
    </style:style>
    <style:style style:name="P25" style:family="paragraph" style:parent-style-name="tfTitre_20_I_29_">
      <style:paragraph-properties fo:break-before="page"/>
      <style:text-properties officeooo:paragraph-rsid="0069f996"/>
    </style:style>
    <style:style style:name="P26" style:family="paragraph" style:parent-style-name="tfTitre_20_I_29_">
      <style:paragraph-properties fo:break-before="page"/>
    </style:style>
    <style:style style:name="P2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officeooo:rsid="0066dcad"/>
    </style:style>
    <style:style style:name="T2" style:family="text">
      <style:text-properties fo:font-size="18pt" fo:font-style="italic" officeooo:rsid="0066dcad" style:font-style-asian="italic" style:font-style-complex="italic"/>
    </style:style>
    <style:style style:name="T3" style:family="text">
      <style:text-properties fo:font-size="18pt" officeooo:rsid="0069f996"/>
    </style:style>
    <style:style style:name="T4" style:family="text">
      <style:text-properties fo:font-size="18pt" officeooo:rsid="006cc137"/>
    </style:style>
    <style:style style:name="T5" style:family="text">
      <style:text-properties fo:text-transform="uppercase" style:font-name="Arial1" fo:font-size="22pt" fo:font-style="italic" fo:font-weight="bold" officeooo:rsid="0069f996" style:font-size-asian="20pt" style:font-weight-asian="bold" style:font-size-complex="20pt" style:font-weight-complex="bold"/>
    </style:style>
    <style:style style:name="T6" style:family="text">
      <style:text-properties style:font-name="Times New Roman1" officeooo:rsid="006855d6" style:font-name-asian="Times New Roman1" style:font-name-complex="Times New Roman1"/>
    </style:style>
    <style:style style:name="T7" style:family="text">
      <style:text-properties fo:font-weight="bold" officeooo:rsid="0065b295" style:font-weight-asian="bold" style:font-weight-complex="bold"/>
    </style:style>
    <style:style style:name="T8" style:family="text">
      <style:text-properties officeooo:rsid="0065b295"/>
    </style:style>
    <style:style style:name="T9" style:family="text">
      <style:text-properties officeooo:rsid="0066dcad"/>
    </style:style>
    <style:style style:name="T10" style:family="text">
      <style:text-properties officeooo:rsid="00687a85"/>
    </style:style>
    <style:style style:name="T11" style:family="text">
      <style:text-properties officeooo:rsid="0069f996"/>
    </style:style>
    <style:style style:name="T12" style:family="text">
      <style:text-properties officeooo:rsid="006cc137"/>
    </style:style>
    <style:style style:name="T13" style:family="text">
      <style:text-properties officeooo:rsid="006d2164"/>
    </style:style>
    <style:style style:name="T14" style:family="text">
      <style:text-properties officeooo:rsid="006ea25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3" svg:stroke-width="0.03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57cm" fo:min-width="0.347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039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57cm" fo:min-width="0.374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318cm" fo:min-width="0.639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319cm" fo:min-width="0.637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théorème de Pythagore</text:p>
      <text:p text:style-name="Standard"/>
      <text:list xml:id="list2287043942" text:style-name="tfNum_20_I_29_">
        <text:list-item>
          <text:p text:style-name="P24">Racine carrée d’un nombre positif</text:p>
        </text:list-item>
      </text:list>
      <text:p text:style-name="Standard"/>
      <text:p text:style-name="P2">Quels sont les deux nombres dont le carré e<text:span text:style-name="T9">s</text:span>t 4 ?</text:p>
      <text:p text:style-name="P2"/>
      <text:p text:style-name="P2">Y a-t-il des nombres dont le carré e<text:span text:style-name="T9">s</text:span>t <text:span text:style-name="T6">−</text:span> 4 ?</text:p>
      <text:p text:style-name="P2"/>
      <text:p text:style-name="P14">Définition :</text:p>
      <text:p text:style-name="P6"><text:span text:style-name="T1">S</text:span><text:span text:style-name="T8">oit </text:span><text:span text:style-name="T2">a</text:span><text:span text:style-name="T8"> un nombre </text:span><text:span text:style-name="T7">positif</text:span><text:span text:style-name="T8">.</text:span></text:p>
      <text:p text:style-name="P6"><text:span text:style-name="T8">La racine carrée de </text:span><text:span text:style-name="T2">a</text:span><text:span text:style-name="T8"> est le nombre </text:span><text:span text:style-name="T7">positif</text:span><text:span text:style-name="T8"> dont le carré e</text:span><text:span text:style-name="T9">s</text:span><text:span text:style-name="T8">t </text:span><text:span text:style-name="T2">a</text:span><text:span text:style-name="T1">.</text:span></text:p>
      <text:p text:style-name="tfCours"><text:span text:style-name="T1">C</text:span><text:span text:style-name="T8">e nombre est noté </text:span><text:span text:style-name="T1"><draw:frame draw:style-name="fr1" draw:name="Objet1" text:anchor-type="as-char" svg:y="-0.619cm" svg:width="0.931cm" svg:height="0.76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.</text:span></text:p>
      <text:p text:style-name="P17"/>
      <text:p text:style-name="P18">Ex :</text:p>
      <text:list xml:id="list2380482731" text:style-name="tfPuce">
        <text:list-item>
          <text:p text:style-name="P20"><text:span text:style-name="T8"><draw:frame draw:style-name="fr1" draw:name="Objet2" text:anchor-type="as-char" svg:y="-0.619cm" svg:width="0.914cm" svg:height="0.762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8"><text:s/>est le nombre positif d</text:span><text:span text:style-name="T9">ont</text:span><text:span text:style-name="T8"> le carré e</text:span><text:span text:style-name="T10">s</text:span><text:span text:style-name="T8">t 9 </text:span><text:span text:style-name="T10">donc</text:span><text:span text:style-name="T8"> </text:span><text:span text:style-name="T8"><draw:frame draw:style-name="fr1" draw:name="Objet3" text:anchor-type="as-char" svg:y="-0.619cm" svg:width="1.445cm" svg:height="0.762cm" draw:z-index="3"><draw:object xlink:href="./Object 3" xlink:type="simple" xlink:show="embed" xlink:actuate="onLoad"/><draw:image xlink:href="./ObjectReplacements/Object 3" xlink:type="simple" xlink:show="embed" xlink:actuate="onLoad"/></draw:frame></text:span></text:p>
        </text:list-item>
        <text:list-item>
          <text:p text:style-name="P23"><draw:frame draw:style-name="fr1" draw:name="Objet5" text:anchor-type="as-char" svg:y="-0.654cm" svg:width="1.907cm" svg:height="0.797cm" draw:z-index="2"><draw:object xlink:href="./Object 5" xlink:type="simple" xlink:show="embed" xlink:actuate="onLoad"/><draw:image xlink:href="./ObjectReplacements/Object 5" xlink:type="simple" xlink:show="embed" xlink:actuate="onLoad"/></draw:frame><text:tab/>donc <draw:frame draw:style-name="fr1" draw:name="Objet4" text:anchor-type="as-char" svg:y="-0.619cm" svg:width="1.762cm" svg:height="0.762cm" draw:z-index="4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23"><text:tab/>donc <draw:frame draw:style-name="fr1" draw:name="Objet6" text:anchor-type="as-char" svg:y="-0.619cm" svg:width="1.759cm" svg:height="0.762cm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21"><text:span text:style-name="T10"><text:tab/>donc </text:span><text:span text:style-name="T10"><draw:frame draw:style-name="fr1" draw:name="Objet7" text:anchor-type="as-char" svg:y="-0.619cm" svg:width="1.767cm" svg:height="0.762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  </text:list-item>
        <text:list-item>
          <text:p text:style-name="P21"><text:span text:style-name="T10"><text:tab/>donc </text:span><text:span text:style-name="T10"><draw:frame draw:style-name="fr1" draw:name="Objet8" text:anchor-type="as-char" svg:y="-0.619cm" svg:width="2.067cm" svg:height="0.762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  </text:list-item>
        <text:list-item>
          <text:p text:style-name="P21"><text:span text:style-name="T10"><text:tab/>donc </text:span><text:span text:style-name="T10"><draw:frame draw:style-name="fr1" draw:name="Objet9" text:anchor-type="as-char" svg:y="-0.619cm" svg:width="1.434cm" svg:height="0.762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  </text:list-item>
        <text:list-item>
          <text:p text:style-name="P21"><text:span text:style-name="T10"><text:tab/>donc </text:span><text:span text:style-name="T10"><draw:frame draw:style-name="fr1" draw:name="Objet10" text:anchor-type="as-char" svg:y="-0.619cm" svg:width="1.452cm" svg:height="0.762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  </text:list-item>
        <text:list-item>
          <text:p text:style-name="P22"><text:span text:style-name="T8">11 n'est pas un carré parfait mais :<text:tab/> </text:span><text:span text:style-name="T11">9 </text:span><text:span text:style-name="T10">&lt; 11 &lt; </text:span><text:span text:style-name="T11">16</text:span><text:span text:style-name="T10"><text:line-break/><text:tab/></text:span><text:span text:style-name="T11">donc :<text:tab/>&lt; </text:span><text:span text:style-name="T11"><draw:frame draw:style-name="fr1" draw:name="Objet12" text:anchor-type="as-char" svg:y="-0.619cm" svg:width="1.196cm" svg:height="0.762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1"><text:s/>&lt;</text:span><text:span text:style-name="T10"><text:line-break/>A</text:span><text:span text:style-name="T8">vec la calculatrice, on trouve </text:span><text:span text:style-name="T8"><draw:frame draw:style-name="fr1" draw:name="Objet11" text:anchor-type="as-char" svg:y="-0.619cm" svg:width="2.531cm" svg:height="0.762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  </text:list-item>
      </text:list>
      <text:p text:style-name="P5"/>
      <text:list xml:id="list75604974676194" text:continue-list="list2287043942" text:style-name="tfNum_20_I_29_">
        <text:list-item>
          <text:p text:style-name="P25"><text:span text:style-name="T5">T</text:span><text:span text:style-name="T8">héorème de Pythagore</text:span></text:p>
        </text:list-item>
      </text:list>
      <text:p text:style-name="P19"/>
      <text:p text:style-name="P3"><text:span text:style-name="T13">Vocabulaire</text:span> :</text:p>
      <text:p text:style-name="P9"><text:span text:style-name="T3">D</text:span>ans un triangle rectangle, <text:span text:style-name="T14">on appelle « hypoténuse » </text:span>le plus long côté <text:span text:style-name="T14">(qui</text:span> e<text:span text:style-name="T11">s</text:span>t <text:span text:style-name="T14">aussi </text:span>face à l'angle droit<text:span text:style-name="T14">)</text:span>.</text:p>
      <text:p text:style-name="P9"/>
      <text:p text:style-name="P3">Propriété :</text:p>
      <text:p text:style-name="tfCours"><text:span text:style-name="T11">D</text:span>ans un triangle rectangle, le carré de l'hypoténuse est égal à la somme des carrés des deux autres côtés.</text:p>
      <text:p text:style-name="P9"/>
      <text:p text:style-name="P15">Ex :</text:p>
      <text:p text:style-name="P9">Soit ABC un triangle rectangle en A tel que AB = 3 cm et BC = 6 cm. Déterminer AC.</text:p>
      <text:p text:style-name="P9"/>
      <text:p text:style-name="P11"><draw:g text:anchor-type="as-char" draw:z-index="13" draw:name="Forme1" draw:style-name="gr1"><draw:line draw:style-name="gr2" draw:text-style-name="P27" svg:x1="0.437cm" svg:y1="3.368cm" svg:x2="0.437cm" svg:y2="0.484cm"><text:p/></draw:line><draw:line draw:style-name="gr2" draw:text-style-name="P27" svg:x1="0.437cm" svg:y1="0.484cm" svg:x2="5.432cm" svg:y2="3.368cm"><text:p/></draw:line><draw:line draw:style-name="gr2" draw:text-style-name="P27" svg:x1="0.437cm" svg:y1="3.367cm" svg:x2="5.432cm" svg:y2="3.367cm"><text:p/></draw:line><draw:frame draw:style-name="gr3" draw:text-style-name="P29" svg:width="0.447cm" svg:height="0.63cm" svg:x="0cm" svg:y="3.321cm"><draw:text-box><text:p text:style-name="P28"><text:span text:style-name="T15">A</text:span></text:p></draw:text-box></draw:frame><draw:custom-shape draw:style-name="gr4" draw:text-style-name="P30" svg:width="0.313cm" svg:height="0.311cm" svg:x="0.437cm" svg:y="3.057cm"><text:p/><draw:enhanced-geometry svg:viewBox="0 0 21600 21600" draw:type="rectangle" draw:enhanced-path="M 0 0 L 21600 0 21600 21600 0 21600 0 0 Z N"/></draw:custom-shape><draw:frame draw:style-name="gr3" draw:text-style-name="P29" svg:width="0.447cm" svg:height="0.63cm" svg:x="0cm" svg:y="0cm"><draw:text-box><text:p text:style-name="P28"><text:span text:style-name="T15">B</text:span></text:p></draw:text-box></draw:frame><draw:frame draw:style-name="gr5" draw:text-style-name="P29" svg:width="0.473cm" svg:height="0.63cm" svg:x="5.352cm" svg:y="3.321cm"><draw:text-box><text:p text:style-name="P28"><text:span text:style-name="T15">C</text:span></text:p></draw:text-box></draw:frame><draw:frame draw:style-name="gr6" draw:text-style-name="P31" svg:width="0.738cm" svg:height="0.387cm" draw:transform="rotate (1.5707963267949) translate (0.0176388888888889cm 2.29526388888889cm)"><draw:text-box><text:p text:style-name="P28"><text:span text:style-name="T16">3 cm</text:span></text:p></draw:text-box></draw:frame><draw:frame draw:style-name="gr7" draw:text-style-name="P31" svg:width="0.736cm" svg:height="0.387cm" draw:transform="rotate (-0.524820506074695) translate (2.75166666666667cm 1.30748611111111cm)"><draw:text-box><text:p text:style-name="P28"><text:span text:style-name="T16">6 cm</text:span></text:p></draw:text-box></draw:frame></draw:g></text:p>
      <text:p text:style-name="P9"/>
      <text:p text:style-name="P7">Par hypothèse : <text:span text:style-name="T11">A</text:span>BC est un triangle rectangle en A</text:p>
      <text:p text:style-name="P7">donc d'après le théorème de Pythagore : <draw:frame draw:style-name="fr1" draw:name="Objet13" text:anchor-type="as-char" svg:y="-0.654cm" svg:width="4.471cm" svg:height="0.797cm" draw:z-index="14"><draw:object xlink:href="./Object 13" xlink:type="simple" xlink:show="embed" xlink:actuate="onLoad"/><draw:image xlink:href="./ObjectReplacements/Object 13" xlink:type="simple" xlink:show="embed" xlink:actuate="onLoad"/></draw:frame></text:p>
      <text:p text:style-name="P7">donc <draw:frame draw:style-name="fr1" draw:name="Objet14" text:anchor-type="as-char" svg:y="-0.654cm" svg:width="5.098cm" svg:height="0.797cm" draw:z-index="15"><draw:object xlink:href="./Object 14" xlink:type="simple" xlink:show="embed" xlink:actuate="onLoad"/><draw:image xlink:href="./ObjectReplacements/Object 14" xlink:type="simple" xlink:show="embed" xlink:actuate="onLoad"/></draw:frame></text:p>
      <text:p text:style-name="P7">donc <draw:frame draw:style-name="fr1" draw:name="Objet15" text:anchor-type="as-char" svg:y="-0.564cm" svg:width="1.647cm" svg:height="0.707cm" draw:z-index="17"><draw:object xlink:href="./Object 15" xlink:type="simple" xlink:show="embed" xlink:actuate="onLoad"/><draw:image xlink:href="./ObjectReplacements/Object 15" xlink:type="simple" xlink:show="embed" xlink:actuate="onLoad"/></draw:frame><text:s text:c="11"/>ou <draw:frame draw:style-name="fr1" draw:name="Objet16" text:anchor-type="as-char" svg:y="-0.564cm" svg:width="2.189cm" svg:height="0.707cm" draw:z-index="16"><draw:object xlink:href="./Object 16" xlink:type="simple" xlink:show="embed" xlink:actuate="onLoad"/><draw:image xlink:href="./ObjectReplacements/Object 16" xlink:type="simple" xlink:show="embed" xlink:actuate="onLoad"/></draw:frame></text:p>
      <text:p text:style-name="P7">or une longueur est toujours positive </text:p>
      <text:p text:style-name="P7">donc <draw:frame draw:style-name="fr1" draw:name="Objet17" text:anchor-type="as-char" svg:y="-0.564cm" svg:width="1.647cm" svg:height="0.707cm" draw:z-index="18"><draw:object xlink:href="./Object 17" xlink:type="simple" xlink:show="embed" xlink:actuate="onLoad"/><draw:image xlink:href="./ObjectReplacements/Object 17" xlink:type="simple" xlink:show="embed" xlink:actuate="onLoad"/></draw:frame><text:s text:c="13"/><text:span text:style-name="T11">cm</text:span></text:p>
      <text:p text:style-name="P10">donc <draw:frame draw:style-name="fr1" draw:name="Objet18" text:anchor-type="as-char" svg:y="-0.564cm" svg:width="1.656cm" svg:height="0.707cm" draw:z-index="12"><draw:object xlink:href="./Object 18" xlink:type="simple" xlink:show="embed" xlink:actuate="onLoad"/><draw:image xlink:href="./ObjectReplacements/Object 18" xlink:type="simple" xlink:show="embed" xlink:actuate="onLoad"/></draw:frame><text:s text:c="13"/>cm (à 0,01 cm près)</text:p>
      <text:p text:style-name="P9"/>
      <text:list xml:id="list75606826336294" text:continue-numbering="true" text:style-name="tfNum_20_I_29_">
        <text:list-item>
          <text:p text:style-name="P26"><text:span text:style-name="T11">R</text:span>éciproque du théorème</text:p>
        </text:list-item>
      </text:list>
      <text:p text:style-name="P12"/>
      <text:p text:style-name="P4"><text:span text:style-name="T4">P</text:span>ropriété :</text:p>
      <text:p text:style-name="tfCours"><text:span text:style-name="T12">D</text:span>ans un triangle, si le carré du plus grand côté est égal à la somme des carrés des deux autres, alors ce triangle est rectangle.</text:p>
      <text:p text:style-name="P12"/>
      <text:p text:style-name="P16">Ex :</text:p>
      <text:p text:style-name="P12">Soit ABC un triangle tel que AB = 9 cm, BC = 12 cm et AC = 15 cm.</text:p>
      <text:p text:style-name="P12">Ce triangle est-il rectangle ?</text:p>
      <text:p text:style-name="P12"/>
      <text:p text:style-name="P8"><text:span text:style-name="T12">Dans le triangle ABC, o</text:span>n a d'une part : <draw:frame draw:style-name="fr1" draw:name="Objet19" text:anchor-type="as-char" svg:y="-0.654cm" svg:width="1.85cm" svg:height="0.797cm" draw:z-index="20"><draw:object xlink:href="./Object 19" xlink:type="simple" xlink:show="embed" xlink:actuate="onLoad"/><draw:image xlink:href="./ObjectReplacements/Object 19" xlink:type="simple" xlink:show="embed" xlink:actuate="onLoad"/></draw:frame></text:p>
      <text:p text:style-name="P8">et d'autre part : <draw:frame draw:style-name="fr1" draw:name="Objet20" text:anchor-type="as-char" svg:y="-0.654cm" svg:width="3.353cm" svg:height="0.797cm" draw:z-index="21"><draw:object xlink:href="./Object 20" xlink:type="simple" xlink:show="embed" xlink:actuate="onLoad"/><draw:image xlink:href="./ObjectReplacements/Object 20" xlink:type="simple" xlink:show="embed" xlink:actuate="onLoad"/></draw:frame></text:p>
      <text:p text:style-name="P8">donc <draw:frame draw:style-name="fr1" draw:name="Objet21" text:anchor-type="as-char" svg:y="-0.654cm" svg:width="4.471cm" svg:height="0.797cm" draw:z-index="19"><draw:object xlink:href="./Object 21" xlink:type="simple" xlink:show="embed" xlink:actuate="onLoad"/><draw:image xlink:href="./ObjectReplacements/Object 21" xlink:type="simple" xlink:show="embed" xlink:actuate="onLoad"/></draw:frame></text:p>
      <text:p text:style-name="P8">donc d'après la réciproque du théorème de Pythagore, le triangle ABC est rectangle en B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Normal" style:font-family-generic="roman" style:font-pitch="variable"/>
    <style:font-face style:name="Times New Roman3" svg:font-family="'Times New Roman'" style:font-adornments="Normal" style:font-family-generic="roman"/>
  </office:font-face-decls>
  <office:styles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2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2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8H22M38S</meta:editing-duration>
    <meta:editing-cycles>92</meta:editing-cycles>
    <meta:generator>LibreOffice/7.2.5.2$Linux_X86_64 LibreOffice_project/20$Build-2</meta:generator>
    <meta:initial-creator>Véronique et Thibaud FONTANET</meta:initial-creator>
    <dc:date>2022-03-07T07:56:04.448778101</dc:date>
    <meta:print-date>2015-03-21T18:42:51.093000000</meta:print-date>
    <meta:document-statistic meta:table-count="0" meta:image-count="0" meta:object-count="21" meta:page-count="3" meta:paragraph-count="42" meta:word-count="294" meta:character-count="1435" meta:non-whitespace-character-count="1131"/>
  </office:meta>
</office:document-meta>
</file>

<file path=Object 1/content.xml><?xml version="1.0" encoding="utf-8"?>
<math xmlns="http://www.w3.org/1998/Math/MathML" display="block">
  <semantics>
    <msqrt>
      <mi>a</mi>
    </msqrt>
    <annotation encoding="StarMath 5.0"> sqrt{a}%%&lt;cmathArbre&gt;«sqrt­a»&lt;/cmathArbre&gt;&lt;cmathFormule&gt;√(a)&lt;/cmathFormule&gt;</annotation>
  </semantics>
</math>
</file>

<file path=Object 10/content.xml><?xml version="1.0" encoding="utf-8"?>
<math xmlns="http://www.w3.org/1998/Math/MathML" display="block">
  <semantics>
    <mrow>
      <msqrt>
        <mn>0</mn>
      </msqrt>
      <mo stretchy="false">=</mo>
      <mrow/>
    </mrow>
    <annotation encoding="StarMath 5.0">{ sqrt{0}}={}%%&lt;cmathArbre&gt;«=­«sqrt­0»­»&lt;/cmathArbre&gt;&lt;cmathFormule&gt;√(0)=&lt;/cmathFormule&gt;</annotation>
  </semantics>
</math>
</file>

<file path=Object 11/content.xml><?xml version="1.0" encoding="utf-8"?>
<math xmlns="http://www.w3.org/1998/Math/MathML" display="block">
  <semantics>
    <mrow>
      <msqrt>
        <mn>11</mn>
      </msqrt>
      <mo stretchy="false">≈</mo>
      <mn>3,3</mn>
    </mrow>
    <annotation encoding="StarMath 5.0">{ sqrt{11}} approx {3,3}%%&lt;cmathArbre&gt;«≈­«sqrt­11»­3.3»&lt;/cmathArbre&gt;&lt;cmathFormule&gt;√(11)≈3.3&lt;/cmathFormule&gt;</annotation>
  </semantics>
</math>
</file>

<file path=Object 12/content.xml><?xml version="1.0" encoding="utf-8"?>
<math xmlns="http://www.w3.org/1998/Math/MathML" display="block">
  <semantics>
    <msqrt>
      <mn>11</mn>
    </msqrt>
    <annotation encoding="StarMath 5.0"> sqrt{11}%%&lt;cmathArbre&gt;«sqrt­11»&lt;/cmathArbre&gt;&lt;cmathFormule&gt;√(11)&lt;/cmathFormule&gt;</annotation>
  </semantics>
</math>
</file>

<file path=Object 13/content.xml><?xml version="1.0" encoding="utf-8"?>
<math xmlns="http://www.w3.org/1998/Math/MathML" display="block">
  <semantics>
    <mrow>
      <msup>
        <mtext>BC</mtext>
        <mn>2</mn>
      </msup>
      <mo stretchy="false">=</mo>
      <mrow>
        <msup>
          <mtext>AB</mtext>
          <mn>2</mn>
        </msup>
        <mo stretchy="false">+</mo>
        <msup>
          <mtext>AC</mtext>
          <mn>2</mn>
        </msup>
      </mrow>
    </mrow>
    <annotation encoding="StarMath 5.0">{{"BC"}^{2}}={{{"AB"}^{2}}+{{"AC"}^{2}}}%%&lt;cmathArbre&gt;«=­«^­varMaj BC­2»­«+­«^­varMaj AB­2»­«^­varMaj AC­2»»»&lt;/cmathArbre&gt;&lt;cmathFormule&gt;BC^2=AB^2+AC^2&lt;/cmathFormule&gt;</annotation>
  </semantics>
</math>
</file>

<file path=Object 14/content.xml><?xml version="1.0" encoding="utf-8"?>
<math xmlns="http://www.w3.org/1998/Math/MathML" display="block">
  <semantics>
    <mrow>
      <msup>
        <mtext>AC</mtext>
        <mn>2</mn>
      </msup>
      <mo stretchy="false">=</mo>
      <mrow>
        <msup>
          <mtext>BC</mtext>
          <mn>2</mn>
        </msup>
        <mo stretchy="false">−</mo>
        <msup>
          <mtext>AB</mtext>
          <mn>2</mn>
        </msup>
      </mrow>
      <mo stretchy="false">=</mo>
      <mrow/>
    </mrow>
    <annotation encoding="StarMath 5.0">{{"AC"}^{2}}={{{{"BC"}^{2}}-{{"AB"}^{2}}}={}}%%&lt;cmathArbre&gt;«=­«^­varMaj AC­2»­«=­«-­«^­varMaj BC­2»­«^­varMaj AB­2»»­»»&lt;/cmathArbre&gt;&lt;cmathFormule&gt;AC^2=BC^2-AB^2=&lt;/cmathFormule&gt;</annotation>
  </semantics>
</math>
</file>

<file path=Object 15/content.xml><?xml version="1.0" encoding="utf-8"?>
<math xmlns="http://www.w3.org/1998/Math/MathML" display="block">
  <semantics>
    <mrow>
      <mtext>AC</mtext>
      <mo stretchy="false">=</mo>
      <mrow/>
    </mrow>
    <annotation encoding="StarMath 5.0">{"AC"}={}%%&lt;cmathArbre&gt;«=­varMaj AC­»&lt;/cmathArbre&gt;&lt;cmathFormule&gt;AC=&lt;/cmathFormule&gt;</annotation>
  </semantics>
</math>
</file>

<file path=Object 16/content.xml><?xml version="1.0" encoding="utf-8"?>
<math xmlns="http://www.w3.org/1998/Math/MathML" display="block">
  <semantics>
    <mrow>
      <mtext>AC</mtext>
      <mo stretchy="false">=</mo>
      <mrow>
        <mo stretchy="false">−</mo>
        <mtext/>
      </mrow>
    </mrow>
    <annotation encoding="StarMath 5.0">{"AC"}={-""}%%&lt;cmathArbre&gt;«=­varMaj AC­«-­«""­»»»&lt;/cmathArbre&gt;&lt;cmathFormule&gt;AC=-""&lt;/cmathFormule&gt;</annotation>
  </semantics>
</math>
</file>

<file path=Object 17/content.xml><?xml version="1.0" encoding="utf-8"?>
<math xmlns="http://www.w3.org/1998/Math/MathML" display="block">
  <semantics>
    <mrow>
      <mtext>AC</mtext>
      <mo stretchy="false">=</mo>
      <mrow/>
    </mrow>
    <annotation encoding="StarMath 5.0">{"AC"}={}%%&lt;cmathArbre&gt;«=­varMaj AC­»&lt;/cmathArbre&gt;&lt;cmathFormule&gt;AC=&lt;/cmathFormule&gt;</annotation>
  </semantics>
</math>
</file>

<file path=Object 18/content.xml><?xml version="1.0" encoding="utf-8"?>
<math xmlns="http://www.w3.org/1998/Math/MathML" display="block">
  <semantics>
    <mrow>
      <mtext>AC</mtext>
      <mo stretchy="false">≈</mo>
      <mrow/>
    </mrow>
    <annotation encoding="StarMath 5.0">{"AC"} approx {}%%&lt;cmathArbre&gt;«≈­varMaj AC­»&lt;/cmathArbre&gt;&lt;cmathFormule&gt;AC≈&lt;/cmathFormule&gt;</annotation>
  </semantics>
</math>
</file>

<file path=Object 19/content.xml><?xml version="1.0" encoding="utf-8"?>
<math xmlns="http://www.w3.org/1998/Math/MathML" display="block">
  <semantics>
    <mrow>
      <msup>
        <mtext>AC</mtext>
        <mn>2</mn>
      </msup>
      <mo stretchy="false">=</mo>
      <mrow/>
    </mrow>
    <annotation encoding="StarMath 5.0">{{"AC"}^{2}}={}%%&lt;cmathArbre&gt;«=­«^­varMaj AC­2»­»&lt;/cmathArbre&gt;&lt;cmathFormule&gt;AC^2=&lt;/cmathFormule&gt;</annotation>
  </semantics>
</math>
</file>

<file path=Object 2/content.xml><?xml version="1.0" encoding="utf-8"?>
<math xmlns="http://www.w3.org/1998/Math/MathML" display="block">
  <semantics>
    <msqrt>
      <mn>9</mn>
    </msqrt>
    <annotation encoding="StarMath 5.0"> sqrt{9}%%&lt;cmathArbre&gt;«sqrt­9»&lt;/cmathArbre&gt;&lt;cmathFormule&gt;√(9)&lt;/cmathFormule&gt;</annotation>
  </semantics>
</math>
</file>

<file path=Object 20/content.xml><?xml version="1.0" encoding="utf-8"?>
<math xmlns="http://www.w3.org/1998/Math/MathML" display="block">
  <semantics>
    <mrow>
      <mrow>
        <msup>
          <mtext>AB</mtext>
          <mn>2</mn>
        </msup>
        <mo stretchy="false">+</mo>
        <msup>
          <mtext>BC</mtext>
          <mn>2</mn>
        </msup>
      </mrow>
      <mo stretchy="false">=</mo>
      <mrow/>
    </mrow>
    <annotation encoding="StarMath 5.0">{{{"AB"}^{2}}+{{"BC"}^{2}}}={}%%&lt;cmathArbre&gt;«=­«+­«^­varMaj AB­2»­«^­varMaj BC­2»»­»&lt;/cmathArbre&gt;&lt;cmathFormule&gt;AB^2+BC^2=&lt;/cmathFormule&gt;</annotation>
  </semantics>
</math>
</file>

<file path=Object 21/content.xml><?xml version="1.0" encoding="utf-8"?>
<math xmlns="http://www.w3.org/1998/Math/MathML" display="block">
  <semantics>
    <mrow>
      <msup>
        <mtext>AC</mtext>
        <mn>2</mn>
      </msup>
      <mo stretchy="false">=</mo>
      <mrow>
        <msup>
          <mtext>AB</mtext>
          <mn>2</mn>
        </msup>
        <mo stretchy="false">+</mo>
        <msup>
          <mtext>BC</mtext>
          <mn>2</mn>
        </msup>
      </mrow>
    </mrow>
    <annotation encoding="StarMath 5.0">{{"AC"}^{2}}={{{"AB"}^{2}}+{{"BC"}^{2}}}%%&lt;cmathArbre&gt;«=­«^­varMaj AC­2»­«+­«^­varMaj AB­2»­«^­varMaj BC­2»»»&lt;/cmathArbre&gt;&lt;cmathFormule&gt;AC^2=AB^2+BC^2&lt;/cmathFormule&gt;</annotation>
  </semantics>
</math>
</file>

<file path=Object 3/content.xml><?xml version="1.0" encoding="utf-8"?>
<math xmlns="http://www.w3.org/1998/Math/MathML" display="block">
  <semantics>
    <mrow>
      <msqrt>
        <mn>9</mn>
      </msqrt>
      <mo stretchy="false">=</mo>
      <mrow/>
    </mrow>
    <annotation encoding="StarMath 5.0">{ sqrt{9}}={}%%&lt;cmathArbre&gt;«=­«sqrt­9»­»&lt;/cmathArbre&gt;&lt;cmathFormule&gt;√(9)=&lt;/cmathFormule&gt;</annotation>
  </semantics>
</math>
</file>

<file path=Object 4/content.xml><?xml version="1.0" encoding="utf-8"?>
<math xmlns="http://www.w3.org/1998/Math/MathML" display="block">
  <semantics>
    <mrow>
      <msqrt>
        <mn>36</mn>
      </msqrt>
      <mo stretchy="false">=</mo>
      <mrow/>
    </mrow>
    <annotation encoding="StarMath 5.0">{ sqrt{36}}={}%%&lt;cmathArbre&gt;«=­«sqrt­36»­»&lt;/cmathArbre&gt;&lt;cmathFormule&gt;√(36)=&lt;/cmathFormule&gt;</annotation>
  </semantics>
</math>
</file>

<file path=Object 5/content.xml><?xml version="1.0" encoding="utf-8"?>
<math xmlns="http://www.w3.org/1998/Math/MathML" display="block">
  <semantics>
    <mrow>
      <msup>
        <mn>6</mn>
        <mn>2</mn>
      </msup>
      <mo stretchy="false">=</mo>
      <mn>36</mn>
    </mrow>
    <annotation encoding="StarMath 5.0">{{6}^{2}}={36}%%&lt;cmathArbre&gt;«=­«^­6­2»­36»&lt;/cmathArbre&gt;&lt;cmathFormule&gt;6^2=36&lt;/cmathFormule&gt;</annotation>
  </semantics>
</math>
</file>

<file path=Object 6/content.xml><?xml version="1.0" encoding="utf-8"?>
<math xmlns="http://www.w3.org/1998/Math/MathML" display="block">
  <semantics>
    <mrow>
      <msqrt>
        <mn>16</mn>
      </msqrt>
      <mo stretchy="false">=</mo>
      <mrow/>
    </mrow>
    <annotation encoding="StarMath 5.0">{ sqrt{16}}={}%%&lt;cmathArbre&gt;«=­«sqrt­16»­»&lt;/cmathArbre&gt;&lt;cmathFormule&gt;√(16)=&lt;/cmathFormule&gt;</annotation>
  </semantics>
</math>
</file>

<file path=Object 7/content.xml><?xml version="1.0" encoding="utf-8"?>
<math xmlns="http://www.w3.org/1998/Math/MathML" display="block">
  <semantics>
    <mrow>
      <msqrt>
        <mn>25</mn>
      </msqrt>
      <mo stretchy="false">=</mo>
      <mrow/>
    </mrow>
    <annotation encoding="StarMath 5.0">{ sqrt{25}}={}%%&lt;cmathArbre&gt;«=­«sqrt­25»­»&lt;/cmathArbre&gt;&lt;cmathFormule&gt;√(25)=&lt;/cmathFormule&gt;</annotation>
  </semantics>
</math>
</file>

<file path=Object 8/content.xml><?xml version="1.0" encoding="utf-8"?>
<math xmlns="http://www.w3.org/1998/Math/MathML" display="block">
  <semantics>
    <mrow>
      <msqrt>
        <mn>121</mn>
      </msqrt>
      <mo stretchy="false">=</mo>
      <mrow/>
    </mrow>
    <annotation encoding="StarMath 5.0">{ sqrt{121}}={}%%&lt;cmathArbre&gt;«=­«sqrt­121»­»&lt;/cmathArbre&gt;&lt;cmathFormule&gt;√(121)=&lt;/cmathFormule&gt;</annotation>
  </semantics>
</math>
</file>

<file path=Object 9/content.xml><?xml version="1.0" encoding="utf-8"?>
<math xmlns="http://www.w3.org/1998/Math/MathML" display="block">
  <semantics>
    <mrow>
      <msqrt>
        <mn>1</mn>
      </msqrt>
      <mo stretchy="false">=</mo>
      <mrow/>
    </mrow>
    <annotation encoding="StarMath 5.0">{ sqrt{1}}={}%%&lt;cmathArbre&gt;«=­«sqrt­1»­»&lt;/cmathArbre&gt;&lt;cmathFormule&gt;√(1)=&lt;/cmathFormule&gt;</annotation>
  </semantics>
</math>
</file>